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950000023895BA0D658844C8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Table1" style:family="table">
      <style:table-properties style:width="10.75in" fo:margin-left="-1.0139in" table:align="left"/>
    </style:style>
    <style:style style:name="Table1.A" style:family="table-column">
      <style:table-column-properties style:column-width="1.9389in"/>
    </style:style>
    <style:style style:name="Table1.B" style:family="table-column">
      <style:table-column-properties style:column-width="2.2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row-height="0.3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2">
      <style:text-properties officeooo:rsid="000de58b" officeooo:paragraph-rsid="000de58b"/>
    </style:style>
    <style:style style:name="P2" style:family="paragraph" style:parent-style-name="Text_20_body" style:list-style-name="L3">
      <style:text-properties fo:font-weight="bold" officeooo:rsid="000de58b" officeooo:paragraph-rsid="000de58b" style:font-weight-asian="bold" style:font-weight-complex="bold"/>
    </style:style>
    <style:style style:name="P3" style:family="paragraph" style:parent-style-name="Title">
      <style:text-properties officeooo:rsid="00105ea1" officeooo:paragraph-rsid="00105ea1"/>
    </style:style>
    <style:style style:name="P4" style:family="paragraph" style:parent-style-name="Heading_20_1">
      <style:text-properties officeooo:rsid="000de58b" officeooo:paragraph-rsid="000de58b"/>
    </style:style>
    <style:style style:name="P5" style:family="paragraph" style:parent-style-name="Text" style:list-style-name="L1"/>
    <style:style style:name="P6" style:family="paragraph" style:parent-style-name="Text" style:list-style-name="L1">
      <style:text-properties officeooo:rsid="000de58b" officeooo:paragraph-rsid="000de58b"/>
    </style:style>
    <style:style style:name="P7" style:family="paragraph" style:parent-style-name="Heading_20_2">
      <style:text-properties officeooo:rsid="000de58b" officeooo:paragraph-rsid="000de58b"/>
    </style:style>
    <style:style style:name="P8" style:family="paragraph" style:parent-style-name="Table_20_Contents">
      <style:text-properties style:font-name="Ubuntu" fo:font-size="18.2000007629395pt" style:font-name-asian="Noto Sans S Chinese Regular" style:font-size-asian="18.2000007629395pt" style:font-name-complex="Noto Sans Devanagari" style:font-size-complex="18.2000007629395pt"/>
    </style:style>
    <style:style style:name="P9" style:family="paragraph" style:parent-style-name="Table_20_Contents">
      <style:text-properties style:font-name="Ubuntu" fo:font-size="17pt" officeooo:rsid="00105ea1" officeooo:paragraph-rsid="00105ea1" style:font-name-asian="Noto Sans S Chinese Regular" style:font-size-asian="17pt" style:font-name-complex="Noto Sans Devanagari" style:font-size-complex="1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32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3245"/>
    </style:style>
    <style:style style:name="T5" style:family="text">
      <style:text-properties officeooo:rsid="00130604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9">Mitglied</text:p>
          </table:table-cell>
          <table:table-cell table:style-name="Table1.A1" office:value-type="string">
            <text:p text:style-name="P9">Billig <text:span text:style-name="T5">(1€)</text:span></text:p>
          </table:table-cell>
          <table:table-cell table:style-name="Table1.A1" office:value-type="string">
            <text:p text:style-name="P9">Mittel <text:span text:style-name="T5">(1.5€)</text:span></text:p>
          </table:table-cell>
          <table:table-cell table:style-name="Table1.A1" office:value-type="string">
            <text:p text:style-name="P9">Teuer <text:span text:style-name="T5">(2€)</text:span></text:p>
          </table:table-cell>
          <table:table-cell table:style-name="Table1.E1" office:value-type="string">
            <text:p text:style-name="P9">Unbezahlbar <text:span text:style-name="T5">(2.5€)</text:span>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h text:style-name="P4" text:outline-level="1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 style:master-page-name="">
      <style:paragraph-properties fo:margin-top="0.1665in" fo:margin-bottom="0.0835in" loext:contextual-spacing="false" style:page-number="auto" fo:keep-with-next="always"/>
      <style:text-properties style:font-name="Ubuntu" fo:font-family="Ubuntu" style:font-style-name="Regular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class="extra" style:master-page-name="">
      <style:paragraph-properties fo:margin-top="0in" fo:margin-bottom="0.0799in" loext:contextual-spacing="false" style:page-number="auto"/>
      <style:text-properties style:font-name="Liberation Serif1" fo:font-family="'Liberation Serif'" style:font-style-name="Regular" style:font-family-generic="roman" style:font-pitch="variable" officeooo:rsid="000de58b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rsid="00105ea1" officeooo:paragraph-rsid="00105ea1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1.5in" fo:margin-right="1.5in" style:shadow="none" fo:background-color="transparent" style:writing-mode="lr-tb" draw:fill="none" draw:fill-color="#729fcf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8.1063in" svg:y="6.2008in" svg:width="1.3484in" svg:height="0.8354in" draw:z-index="0"><draw:image xlink:href="Pictures/10000201000003950000023895BA0D658844C808.png" xlink:type="simple" xlink:show="embed" xlink:actuate="onLoad"/></draw:frame>Getränkestrichlist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2:26:53.781967961</meta:creation-date>
    <dc:title>Openlab Infos</dc:title>
    <meta:editing-duration>P1DT18H46M12S</meta:editing-duration>
    <meta:editing-cycles>5</meta:editing-cycles>
    <meta:generator>LibreOfficeDev/5.1.3.2$Linux_X86_64 LibreOffice_project/10m0$Build-2</meta:generator>
    <meta:print-date>2015-02-28T23:08:28.202795234</meta:print-date>
    <dc:date>2016-06-10T18:33:45.764227071</dc:date>
    <meta:document-statistic meta:table-count="1" meta:image-count="1" meta:object-count="0" meta:page-count="1" meta:paragraph-count="6" meta:word-count="10" meta:character-count="79" meta:non-whitespace-character-count="75"/>
    <meta:template xlink:type="simple" xlink:actuate="onRequest" xlink:title="Openlab Infos" xlink:href="../../../../../.config/libreoffice/4/user/template/Openlab%20Infos.ott" meta:date="2015-02-28T22:26:53.269300740"/>
  </office:meta>
</office:document-meta>
</file>